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1ea34f" officeooo:paragraph-rsid="001ea34f"/>
    </style:style>
    <style:style style:name="P2" style:family="paragraph" style:parent-style-name="Standard" style:list-style-name="L1">
      <style:text-properties officeooo:rsid="001ea34f" officeooo:paragraph-rsid="001ea34f"/>
    </style:style>
    <style:style style:name="P3" style:family="paragraph" style:parent-style-name="Standard">
      <style:text-properties officeooo:rsid="001ea34f" officeooo:paragraph-rsid="0023b110"/>
    </style:style>
    <style:style style:name="P4" style:family="paragraph" style:parent-style-name="Standard">
      <style:paragraph-properties fo:text-align="center" style:justify-single-word="false"/>
      <style:text-properties officeooo:rsid="001ea34f" officeooo:paragraph-rsid="0023b110"/>
    </style:style>
    <style:style style:name="P5" style:family="paragraph" style:parent-style-name="Standard" style:list-style-name="L1">
      <style:text-properties officeooo:rsid="001fea0c" officeooo:paragraph-rsid="001fea0c"/>
    </style:style>
    <style:style style:name="P6" style:family="paragraph" style:parent-style-name="Standard">
      <style:text-properties officeooo:rsid="001fea0c" officeooo:paragraph-rsid="001fea0c"/>
    </style:style>
    <style:style style:name="P7" style:family="paragraph" style:parent-style-name="Standard" style:list-style-name="L2">
      <style:text-properties officeooo:rsid="001fea0c" officeooo:paragraph-rsid="001fea0c"/>
    </style:style>
    <style:style style:name="P8" style:family="paragraph" style:parent-style-name="Standard" style:list-style-name="L2">
      <style:text-properties officeooo:rsid="0021ca06" officeooo:paragraph-rsid="0021ca06"/>
    </style:style>
    <style:style style:name="P9" style:family="paragraph" style:parent-style-name="Standard" style:list-style-name="L1">
      <style:text-properties style:text-underline-style="solid" style:text-underline-width="auto" style:text-underline-color="font-color" officeooo:rsid="001fea0c" officeooo:paragraph-rsid="001fea0c"/>
    </style:style>
    <style:style style:name="P10" style:family="paragraph" style:parent-style-name="Standard" style:list-style-name="L2">
      <style:text-properties style:text-underline-style="solid" style:text-underline-width="auto" style:text-underline-color="font-color" officeooo:rsid="0021ca06" officeooo:paragraph-rsid="0021ca06"/>
    </style:style>
    <style:style style:name="P11" style:family="paragraph" style:parent-style-name="Standard" style:list-style-name="L2">
      <style:text-properties style:text-underline-style="solid" style:text-underline-width="auto" style:text-underline-color="font-color" fo:font-weight="bold" officeooo:rsid="0023b110" officeooo:paragraph-rsid="0023b110" style:font-weight-asian="bold" style:font-weight-complex="bold"/>
    </style:style>
    <style:style style:name="P12" style:family="paragraph" style:parent-style-name="Standard" style:list-style-name="L3">
      <style:text-properties style:text-underline-style="solid" style:text-underline-width="auto" style:text-underline-color="font-color" fo:font-weight="bold" officeooo:rsid="0023b110" officeooo:paragraph-rsid="0023b110" style:font-weight-asian="bold" style:font-weight-complex="bold"/>
    </style:style>
    <style:style style:name="P13" style:family="paragraph" style:parent-style-name="Standard" style:list-style-name="L3">
      <style:text-properties style:text-underline-style="solid" style:text-underline-width="auto" style:text-underline-color="font-color" fo:font-weight="bold" officeooo:rsid="0024e0ec" officeooo:paragraph-rsid="0024e0ec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24e0ec" officeooo:paragraph-rsid="0024e0ec" style:font-weight-asian="bold" style:font-weight-complex="bold"/>
    </style:style>
    <style:style style:name="P15" style:family="paragraph" style:parent-style-name="Standard" style:list-style-name="L1">
      <style:text-properties style:text-underline-style="solid" style:text-underline-width="auto" style:text-underline-color="font-color" officeooo:rsid="001ea34f" officeooo:paragraph-rsid="001ea34f"/>
    </style:style>
    <style:style style:name="P16" style:family="paragraph" style:parent-style-name="Standard" style:list-style-name="L2">
      <style:text-properties fo:font-weight="bold" officeooo:rsid="001fea0c" officeooo:paragraph-rsid="001fea0c" style:font-weight-asian="bold" style:font-weight-complex="bold"/>
    </style:style>
    <style:style style:name="P17" style:family="paragraph" style:parent-style-name="Standard">
      <style:text-properties fo:font-size="14pt" style:text-underline-style="solid" style:text-underline-width="auto" style:text-underline-color="font-color" fo:font-weight="bold" officeooo:rsid="001fea0c" officeooo:paragraph-rsid="001fea0c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fea0c" officeooo:paragraph-rsid="001ea34f" style:font-size-asian="14pt" style:font-weight-asian="bold" style:font-size-complex="14pt" style:font-weight-complex="bold"/>
    </style:style>
    <style:style style:name="P19" style:family="paragraph" style:parent-style-name="Standard">
      <style:text-properties officeooo:paragraph-rsid="0023b110"/>
    </style:style>
    <style:style style:name="P20" style:family="paragraph" style:parent-style-name="Standard" style:list-style-name="L4">
      <style:text-properties style:text-underline-style="none" fo:font-weight="bold" officeooo:rsid="0024e0ec" officeooo:paragraph-rsid="0024e0ec" style:font-weight-asian="bold" style:font-weight-complex="bold"/>
    </style:style>
    <style:style style:name="P21" style:family="paragraph" style:parent-style-name="Standard" style:list-style-name="L4">
      <style:text-properties style:text-underline-style="none" fo:font-weight="bold" officeooo:rsid="002649b6" officeooo:paragraph-rsid="002649b6" style:font-weight-asian="bold" style:font-weight-complex="bold"/>
    </style:style>
    <style:style style:name="P22" style:family="paragraph" style:parent-style-name="Standard">
      <style:text-properties style:text-underline-style="none" fo:font-weight="normal" officeooo:rsid="0024e0ec" officeooo:paragraph-rsid="0024e0ec" style:font-weight-asian="normal" style:font-weight-complex="normal"/>
    </style:style>
    <style:style style:name="T1" style:family="text">
      <style:text-properties officeooo:rsid="0021ca0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fea0c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21ca06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fea0c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23b110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officeooo:rsid="0024e0e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3b110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649b6" style:font-weight-asian="normal" style:font-weight-complex="normal"/>
    </style:style>
    <style:style style:name="T16" style:family="text">
      <style:text-properties fo:font-size="14pt" style:text-underline-style="solid" style:text-underline-width="auto" style:text-underline-color="font-color" fo:font-weight="bold" officeooo:rsid="001fea0c" style:font-size-asian="14pt" style:font-weight-asian="bold" style:font-size-complex="14pt" style:font-weight-complex="bold"/>
    </style:style>
    <style:style style:name="T17" style:family="text">
      <style:text-properties fo:font-size="14pt" style:text-underline-style="none" fo:font-weight="bold" officeooo:rsid="001fea0c" style:font-size-asian="14pt" style:font-weight-asian="bold" style:font-size-complex="14pt" style:font-weight-complex="bold"/>
    </style:style>
    <style:style style:name="T18" style:family="text">
      <style:text-properties officeooo:rsid="002649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osto Beneficio:</text:p>
      <text:p text:style-name="P1"/>
      <text:p text:style-name="P4"><text:span text:style-name="T16">Objetivos: </text:span></text:p>
      <text:p text:style-name="P4"><text:span text:style-name="T16"/></text:p>
      <text:p text:style-name="P3"><text:span text:style-name="T17"><text:tab/></text:span>Calcular costos y beneficios de asociados al sistema, realizar una comparación y determinar <text:tab/>la factibilidad económica.</text:p>
      <text:p text:style-name="P1"/>
      <text:p text:style-name="P1"><text:span text:style-name="T16">Clasificación:</text:span> </text:p>
      <text:p text:style-name="P1"/>
      <text:list xml:id="list1785730913224318422" text:style-name="L1">
        <text:list-item>
          <text:p text:style-name="P15">De acuerdo a la relación con el sistema: </text:p>
          <text:list>
            <text:list-item>
              <text:p text:style-name="P2">Costos directos </text:p>
            </text:list-item>
            <text:list-item>
              <text:p text:style-name="P2">Costos indirectos</text:p>
            </text:list-item>
          </text:list>
        </text:list-item>
        <text:list-item>
          <text:p text:style-name="P15">De acuerdo a la periodicidad: </text:p>
          <text:list>
            <text:list-item>
              <text:p text:style-name="P2">Costos por única vez</text:p>
            </text:list-item>
            <text:list-item>
              <text:p text:style-name="P2">costos recurrentes</text:p>
            </text:list-item>
          </text:list>
        </text:list-item>
        <text:list-item>
          <text:p text:style-name="P5"><text:span text:style-name="T2">De acuerdo a su materialización:</text:span> </text:p>
          <text:list>
            <text:list-item>
              <text:p text:style-name="P5">Beneficios tangibles</text:p>
            </text:list-item>
            <text:list-item>
              <text:p text:style-name="P5">Beneficios intangibles</text:p>
            </text:list-item>
          </text:list>
        </text:list-item>
        <text:list-item>
          <text:p text:style-name="P9">De acuerdo a su periodicidad:</text:p>
          <text:list>
            <text:list-item>
              <text:p text:style-name="P5">Beneficios por uncia vez</text:p>
            </text:list-item>
            <text:list-item>
              <text:p text:style-name="P5">beneficios recurrentes.</text:p>
            </text:list-item>
          </text:list>
        </text:list-item>
      </text:list>
      <text:p text:style-name="P6"/>
      <text:p text:style-name="P17">Costo de sistema:</text:p>
      <text:p text:style-name="P17"/>
      <text:list xml:id="list1556881421934294053" text:style-name="L2">
        <text:list-item>
          <text:p text:style-name="P16">Construcción:</text:p>
          <text:list>
            <text:list-item>
              <text:p text:style-name="P7"><text:span text:style-name="T5">Honorarios del </text:span><text:span text:style-name="T4">Equipo desarrollador:</text:span> Analistas, diseñadores, programadores, usuarios, consultores externos.</text:p>
            </text:list-item>
            <text:list-item>
              <text:p text:style-name="P7"><text:span text:style-name="T4">Herramientas:</text:span> Lenguaje de <text:span text:style-name="T1">programación</text:span>, otros tipos de software, tiempo de computador</text:p>
            </text:list-item>
            <text:list-item>
              <text:p text:style-name="P8"><text:span text:style-name="T6">Capacitación de Equipo de desarrollo:</text:span> Cursos, biografiara, suscripciones, entrenamiento cruzado.</text:p>
            </text:list-item>
            <text:list-item>
              <text:p text:style-name="P8"><text:span text:style-name="T6">Lugar de trabajo:</text:span><text:span text:style-name="T3"> </text:span>Espacio de oficina y equipamiento.</text:p>
            </text:list-item>
            <text:list-item>
              <text:p text:style-name="P8"><text:span text:style-name="T6">Gastos extras:</text:span><text:span text:style-name="T3"> </text:span>Viáticos. </text:p>
            </text:list-item>
          </text:list>
        </text:list-item>
        <text:list-item>
          <text:p text:style-name="P16">Instalación: </text:p>
          <text:list>
            <text:list-item>
              <text:p text:style-name="P10"><text:span text:style-name="T12">Capacitación de usuarios:</text:span><text:span text:style-name="T8"> Cursos, tiempo fuera, manual de usuario.</text:span></text:p>
            </text:list-item>
            <text:list-item>
              <text:p text:style-name="P10"><text:span text:style-name="T12">Puesta en marcha en paralelo:</text:span><text:span text:style-name="T9"> </text:span><text:span text:style-name="T8">Duplicación temporal de uso de recursos.</text:span></text:p>
            </text:list-item>
            <text:list-item>
              <text:p text:style-name="P10"><text:span text:style-name="T12">Conversión de la base de datos: </text:span><text:span text:style-name="T8">Ingreso de la información, migración automática.</text:span></text:p>
            </text:list-item>
            <text:list-item>
              <text:p text:style-name="P10"><text:span text:style-name="T12">Instalación comercial: </text:span><text:span text:style-name="T8">Hardware, Software, acondicionamiento de las instalaciones.</text:span></text:p>
            </text:list-item>
            <text:list-item>
              <text:p text:style-name="P11">Gastos de instalacion complementaria</text:p>
            </text:list-item>
            <text:list-item>
              <text:p text:style-name="P11">Honorarios del equipo de desarrollo</text:p>
            </text:list-item>
          </text:list>
        </text:list-item>
        <text:list-item>
          <text:p text:style-name="P16"><text:span text:style-name="T13">O</text:span>peración:</text:p>
          <text:list>
            <text:list-item>
              <text:p text:style-name="P11">Materiales:<text:span text:style-name="T10"> Insumos, Hardware(Soporte y refacciones), Software (soporte y alquiler).</text:span></text:p>
            </text:list-item>
            <text:list-item>
              <text:p text:style-name="P11">Honorarios del personal de operaciones:<text:span text:style-name="T10"> Operadores, soporte técnico, etc.</text:span></text:p>
            </text:list-item>
          </text:list>
        </text:list-item>
        <text:list-item>
          <text:p text:style-name="P16">mantenimiento</text:p>
        </text:list-item>
        <text:list-item>
          <text:p text:style-name="P16">extras:</text:p>
          <text:list>
            <text:list-item>
              <text:p text:style-name="P11">Costo del dinero:<text:span text:style-name="T10"> Intereses de la financiación y perdidos.</text:span></text:p>
            </text:list-item>
            <text:list-item>
              <text:p text:style-name="P11"><text:soft-page-break/>Costo del fracaso:<text:span text:style-name="T10"> <text:s/>Fallas del nuevo sistema, corrección de fallas.</text:span></text:p>
            </text:list-item>
          </text:list>
        </text:list-item>
        <text:list-item>
          <text:p text:style-name="P16">no hacer nada</text:p>
        </text:list-item>
      </text:list>
      <text:p text:style-name="P6"/>
      <text:p text:style-name="P6"/>
      <text:p text:style-name="P6"/>
      <text:p text:style-name="P19"><text:span text:style-name="T7">Beneficios Tácticos:</text:span></text:p>
      <text:list xml:id="list4512195085849874321" text:style-name="L3">
        <text:list-item>
          <text:p text:style-name="P12"><text:span text:style-name="T8">Evitar costos: </text:span><text:span text:style-name="T11">Refeccionar</text:span><text:span text:style-name="T10"> del personal, eliminación de gastos innecesarios. </text:span></text:p>
        </text:list-item>
        <text:list-item>
          <text:p text:style-name="P13"><text:span text:style-name="T8">Reducción de costos operativos: </text:span><text:span text:style-name="T10">Gastos de papel y otros insumos, costos telefónicos, espacio de oficina, mobiliarios, etc </text:span></text:p>
        </text:list-item>
        <text:list-item>
          <text:p text:style-name="P13"><text:span text:style-name="T8">Procesamiento mas ágil de las transacciones de negocios: </text:span><text:span text:style-name="T10">Posibilidad de <text:s/>manejar mas transacciones, mejor flujo del efectivo.</text:span></text:p>
        </text:list-item>
        <text:list-item>
          <text:p text:style-name="P13"><text:span text:style-name="T8">Eliminación o disminución de errores</text:span></text:p>
        </text:list-item>
        <text:list-item>
          <text:p text:style-name="P13"><text:span text:style-name="T8">Mejora en la productividad.</text:span></text:p>
        </text:list-item>
      </text:list>
      <text:p text:style-name="P14"><text:span text:style-name="T8"/></text:p>
      <text:p text:style-name="P14">Beneficios Estratégicos:</text:p>
      <text:list xml:id="list7609561432265598379" text:style-name="L4">
        <text:list-item>
          <text:p text:style-name="P20">Apoyar la estrategia del negocio:</text:p>
          <text:list>
            <text:list-item>
              <text:p text:style-name="P20">Diferenciación: <text:span text:style-name="T14">proporcionar un medio para brindar un producto o servicio diferenciado.</text:span></text:p>
            </text:list-item>
            <text:list-item>
              <text:p text:style-name="P20"><text:span text:style-name="T18">Liderazgo</text:span> en costos: <text:span text:style-name="T14">proporcionar un medio para la <text:s/></text:span><text:span text:style-name="T15">reducción</text:span><text:span text:style-name="T14"> de los costos operativos y de </text:span><text:span text:style-name="T15">producción.</text:span></text:p>
            </text:list-item>
          </text:list>
        </text:list-item>
        <text:list-item>
          <text:p text:style-name="P20">Crear ventajas competitivas</text:p>
        </text:list-item>
        <text:list-item>
          <text:p text:style-name="P21">Identificar y atraer nuevos clientes </text:p>
        </text:list-item>
        <text:list-item>
          <text:p text:style-name="P21">Mantener la fidelidad con los clientes actuales</text:p>
        </text:list-item>
        <text:list-item>
          <text:p text:style-name="P21">Proporcionar nuevos productos y servicios.</text:p>
        </text:list-item>
        <text:list-item>
          <text:p text:style-name="P21">Manejar información con <text:s/>la que no se contaba anteriormente</text:p>
        </text:list-item>
        <text:list-item>
          <text:p text:style-name="P21">Difundir y compartir el conocimiento <text:s/>dentro de la organización</text:p>
        </text:list-item>
        <text:list-item>
          <text:p text:style-name="P21">Motivación del personal</text:p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19:49:27.140000000</meta:creation-date>
    <dc:date>2016-08-03T20:45:44.380000000</dc:date>
    <meta:editing-duration>PT3M49S</meta:editing-duration>
    <meta:editing-cycles>1</meta:editing-cycles>
    <meta:document-statistic meta:table-count="0" meta:image-count="0" meta:object-count="0" meta:page-count="2" meta:paragraph-count="55" meta:word-count="379" meta:character-count="2557" meta:non-whitespace-character-count="2263"/>
    <meta:generator>LibreOffice/5.1.3.2$Windows_x86 LibreOffice_project/644e4637d1d8544fd9f56425bd6cec110e49301b</meta:generator>
  </office:meta>
</office:document-meta>
</file>